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184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4.316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88">
            <text:p>0709 <text:s/>114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89">
            <text:p>0709 <text:s/>114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89">
            <text:p>0709 <text:s/>114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89">
            <text:p>0709 <text:s/>114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1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1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2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2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3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3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4">
            <text:p>0709 <text:s/>11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4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5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5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5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5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6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6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7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7">
            <text:p>0709 <text:s/>11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8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8">
            <text:p>0709 <text:s/>11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9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9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9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9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2.99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1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1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2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2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2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5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5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6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6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6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7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7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7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8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8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8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8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8">
            <text:p>0709 <text:s/>11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09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">
            <text:p>0709 <text:s/>11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1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2">
            <text:p>0709 <text:s/>11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2">
            <text:p>0709 <text:s/>11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2">
            <text:p>0709 <text:s/>11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4">
            <text:p>0709 <text:s/>11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4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4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5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5">
            <text:p>0709 <text:s/>11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1:44:23.16">
            <text:p>0709 <text:s/>114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9T11:44:23.16">
            <text:p>2021/7/9 11:4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1:44:23.16">
            <text:p>0709 <text:s/>1144</text:p>
          </table:table-cell>
          <table:table-cell table:style-name="ce7" table:formula="of:=NOW()" office:value-type="date" office:date-value="2021-07-09T11:44:23.16">
            <text:p>0709 <text:s/>114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9T11:44:23.16">
            <text:p>0709 <text:s/>114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19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27">
            <text:p>0709 <text:s/>1144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28">
            <text:p>0709 <text:s/>11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29">
            <text:p>0709 <text:s/>11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29">
            <text:p>0709 <text:s/>11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">
            <text:p>0709</text:p>
          </table:table-cell>
          <table:table-cell table:style-name="ce9" office:value-type="string">
            <text:p>v1-22</text:p>
          </table:table-cell>
          <table:table-cell table:style-name="ce18" office:value-type="string">
            <text:p>tầng này là rộng. / bức tường đó là cao. / cái xô này là nặng.</text:p>
          </table:table-cell>
          <table:table-cell table:style-name="ce19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29">
            <text:p>0709 <text:s/>11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31">
            <text:p>0709 <text:s/>11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ósmy lipca.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31">
            <text:p>0709 <text:s/>11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23.31">
            <text:p>0709 <text:s/>11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من من تموز.</text:p>
          </table:table-cell>
          <table:table-cell table:style-name="ce19"/>
          <table:table-cell table:style-name="ce19" office:value-type="string">
            <text:p>it was thursday, the eighth of july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19.92">
            <text:p>0709 <text:s/>11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هشتم ماه ژوئیه</text:p>
          </table:table-cell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19.92">
            <text:p>0709 <text:s/>11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</text:p>
          </table:table-cell>
          <table:table-cell table:style-name="ce19" office:value-type="string">
            <text:p>fi'l'aamisi</text:p>
          </table:table-cell>
          <table:table-cell table:style-name="ce19" office:value-type="string">
            <text:p>I did not buy, yesterday.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19.92">
            <text:p>0709 <text:s/>11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ديروز قهوه می نوشم</text:p>
          </table:table-cell>
          <table:table-cell table:style-name="ce19" office:value-type="string">
            <text:p>qafve / miy'nuwsham[drink</text:p>
          </table:table-cell>
          <table:table-cell table:style-name="ce19" office:value-type="string">
            <text:p>I drank coffee yesterday</text:p>
          </table:table-cell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19.92">
            <text:p>0709 <text:s/>11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">
            <text:p>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19.92">
            <text:p>0709 <text:s/>11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1:44:19.92">
            <text:p>0709 <text:s/>1144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1:44:19.9">
            <text:p>0709 <text:s/>11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9T11:44:23.32">
            <text:p>0709 <text:s/>1144</text:p>
          </table:table-cell>
          <table:table-cell table:style-name="ce7" table:formula="of:=NOW()" office:value-type="date" office:date-value="2021-07-09T11:44:23.32">
            <text:p>0709 <text:s/>11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9T11:44:23.32">
            <text:p>0709 <text:s/>114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11:4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9T11:44:22.51</dc:date>
    <dc:creator>iwabuchi ken</dc:creator>
    <meta:editing-duration>P4DT10H24M10S</meta:editing-duration>
    <meta:editing-cycles>656</meta:editing-cycles>
    <meta:generator>OpenOffice/4.1.3$Win32 OpenOffice.org_project/413m1$Build-9783</meta:generator>
    <meta:document-statistic meta:table-count="2" meta:cell-count="564" meta:object-count="0"/>
  </office:meta>
</office:document-meta>
</file>